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border="0.74pt solid #000000"/>
    </style:style>
    <style:style style:name="ce6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Config 1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-4.23" calcext:value-type="float">
            <text:p>-4.23</text:p>
          </table:table-cell>
          <table:table-cell table:style-name="ce3" office:value-type="float" office:value="18.67" calcext:value-type="float">
            <text:p>18.67</text:p>
          </table:table-cell>
          <table:table-cell table:style-name="ce6" office:value-type="float" office:value="-3.32" calcext:value-type="float">
            <text:p>-3.32</text:p>
          </table:table-cell>
          <table:table-cell table:style-name="ce6" office:value-type="float" office:value="16.39" calcext:value-type="float">
            <text:p>16.39</text:p>
          </table:table-cell>
          <table:table-cell/>
          <table:table-cell table:formula="of:=([.D2]-[.B2])/[.B2]" office:value-type="float" office:value="-0.215130023640662" calcext:value-type="float">
            <text:p>-0.22</text:p>
          </table:table-cell>
          <table:table-cell table:style-name="ce8" table:formula="of:=([.E2]-[.C2])/[.C2]" office:value-type="float" office:value="-0.122121049812534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-3.86" calcext:value-type="float">
            <text:p>-3.86</text:p>
          </table:table-cell>
          <table:table-cell table:style-name="ce3" office:value-type="float" office:value="16.46" calcext:value-type="float">
            <text:p>16.46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12.5" calcext:value-type="float">
            <text:p>12.5</text:p>
          </table:table-cell>
          <table:table-cell/>
          <table:table-cell table:formula="of:=([.D3]-[.B3])/[.B3]" office:value-type="float" office:value="-0.919689119170984" calcext:value-type="float">
            <text:p>-0.92</text:p>
          </table:table-cell>
          <table:table-cell table:style-name="ce8" table:formula="of:=([.E3]-[.C3])/[.C3]" office:value-type="float" office:value="-0.240583232077764" calcext:value-type="float">
            <text:p>-0.24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0.09" calcext:value-type="float">
            <text:p>0.09</text:p>
          </table:table-cell>
          <table:table-cell table:style-name="ce3" office:value-type="float" office:value="16.18" calcext:value-type="float">
            <text:p>16.18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14.11" calcext:value-type="float">
            <text:p>14.11</text:p>
          </table:table-cell>
          <table:table-cell/>
          <table:table-cell table:formula="of:=([.D4]-[.B4])/[.B4]" office:value-type="float" office:value="-1.22222222222222" calcext:value-type="float">
            <text:p>-1.22</text:p>
          </table:table-cell>
          <table:table-cell table:style-name="ce8" table:formula="of:=([.E4]-[.C4])/[.C4]" office:value-type="float" office:value="-0.127935723114957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-0.32" calcext:value-type="float">
            <text:p>-0.32</text:p>
          </table:table-cell>
          <table:table-cell table:style-name="ce3" office:value-type="float" office:value="14.09" calcext:value-type="float">
            <text:p>14.09</text:p>
          </table:table-cell>
          <table:table-cell table:style-name="ce6" office:value-type="float" office:value="-0.67" calcext:value-type="float">
            <text:p>-0.67</text:p>
          </table:table-cell>
          <table:table-cell table:style-name="ce6" office:value-type="float" office:value="22.31" calcext:value-type="float">
            <text:p>22.31</text:p>
          </table:table-cell>
          <table:table-cell/>
          <table:table-cell table:formula="of:=([.D5]-[.B5])/[.B5]" office:value-type="float" office:value="1.09375" calcext:value-type="float">
            <text:p>1.09</text:p>
          </table:table-cell>
          <table:table-cell table:style-name="ce8" table:formula="of:=([.E5]-[.C5])/[.C5]" office:value-type="float" office:value="0.583392476933996" calcext:value-type="float">
            <text:p>0.58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-0.82" calcext:value-type="float">
            <text:p>-0.82</text:p>
          </table:table-cell>
          <table:table-cell table:style-name="ce3" office:value-type="float" office:value="25.4" calcext:value-type="float">
            <text:p>25.4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12.5" calcext:value-type="float">
            <text:p>12.5</text:p>
          </table:table-cell>
          <table:table-cell/>
          <table:table-cell table:formula="of:=([.D6]-[.B6])/[.B6]" office:value-type="float" office:value="-0.621951219512195" calcext:value-type="float">
            <text:p>-0.62</text:p>
          </table:table-cell>
          <table:table-cell table:style-name="ce8" table:formula="of:=([.E6]-[.C6])/[.C6]" office:value-type="float" office:value="-0.507874015748032" calcext:value-type="float">
            <text:p>-0.51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-0.74" calcext:value-type="float">
            <text:p>-0.74</text:p>
          </table:table-cell>
          <table:table-cell table:style-name="ce3" office:value-type="float" office:value="22.48" calcext:value-type="float">
            <text:p>22.48</text:p>
          </table:table-cell>
          <table:table-cell table:style-name="ce6" office:value-type="float" office:value="-0.68" calcext:value-type="float">
            <text:p>-0.68</text:p>
          </table:table-cell>
          <table:table-cell table:style-name="ce6" office:value-type="float" office:value="20.03" calcext:value-type="float">
            <text:p>20.03</text:p>
          </table:table-cell>
          <table:table-cell/>
          <table:table-cell table:formula="of:=([.D7]-[.B7])/[.B7]" office:value-type="float" office:value="-0.081081081081081" calcext:value-type="float">
            <text:p>-0.08</text:p>
          </table:table-cell>
          <table:table-cell table:style-name="ce8" table:formula="of:=([.E7]-[.C7])/[.C7]" office:value-type="float" office:value="-0.108985765124555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.13" calcext:value-type="float">
            <text:p>1.13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1.06" calcext:value-type="float">
            <text:p>1.06</text:p>
          </table:table-cell>
          <table:table-cell/>
          <table:table-cell table:formula="of:=([.D8]-[.B8])/[.B8]" office:value-type="float" office:value="-0.25" calcext:value-type="float">
            <text:p>-0.25</text:p>
          </table:table-cell>
          <table:table-cell table:style-name="ce8" table:formula="of:=([.E8]-[.C8])/[.C8]" office:value-type="float" office:value="-0.0619469026548671" calcext:value-type="float">
            <text:p>-0.06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-0.07" calcext:value-type="float">
            <text:p>-0.07</text:p>
          </table:table-cell>
          <table:table-cell table:style-name="ce3" office:value-type="float" office:value="1.16" calcext:value-type="float">
            <text:p>1.16</text:p>
          </table:table-cell>
          <table:table-cell table:style-name="ce6" office:value-type="float" office:value="-0.11" calcext:value-type="float">
            <text:p>-0.11</text:p>
          </table:table-cell>
          <table:table-cell table:style-name="ce6" office:value-type="float" office:value="1.17" calcext:value-type="float">
            <text:p>1.17</text:p>
          </table:table-cell>
          <table:table-cell/>
          <table:table-cell table:formula="of:=([.D9]-[.B9])/[.B9]" office:value-type="float" office:value="0.571428571428571" calcext:value-type="float">
            <text:p>0.57</text:p>
          </table:table-cell>
          <table:table-cell table:style-name="ce8" table:formula="of:=([.E9]-[.C9])/[.C9]" office:value-type="float" office:value="0.00862068965517242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44" calcext:value-type="float">
            <text:p>0.44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0.44" calcext:value-type="float">
            <text:p>0.44</text:p>
          </table:table-cell>
          <table:table-cell/>
          <table:table-cell table:formula="of:=([.D10]-[.B10])/[.B10]" office:value-type="float" office:value="1" calcext:value-type="float">
            <text:p>1.00</text:p>
          </table:table-cell>
          <table:table-cell table:style-name="ce8" table:formula="of:=([.E10]-[.C10])/[.C10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58" calcext:value-type="float">
            <text:p>0.58</text:p>
          </table:table-cell>
          <table:table-cell table:style-name="ce6" office:value-type="float" office:value="-0.05" calcext:value-type="float">
            <text:p>-0.05</text:p>
          </table:table-cell>
          <table:table-cell table:style-name="ce6" office:value-type="float" office:value="0.54" calcext:value-type="float">
            <text:p>0.54</text:p>
          </table:table-cell>
          <table:table-cell/>
          <table:table-cell table:formula="of:=([.D11]-[.B11])/[.B11]" office:value-type="float" office:value="-2" calcext:value-type="float">
            <text:p>-2.00</text:p>
          </table:table-cell>
          <table:table-cell table:style-name="ce8" table:formula="of:=([.E11]-[.C11])/[.C11]" office:value-type="float" office:value="-0.0689655172413792" calcext:value-type="float">
            <text:p>-0.07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33.22" calcext:value-type="float">
            <text:p>33.22</text:p>
          </table:table-cell>
          <table:table-cell table:style-name="ce6" office:value-type="float" office:value="2.58" calcext:value-type="float">
            <text:p>2.58</text:p>
          </table:table-cell>
          <table:table-cell table:style-name="ce6" office:value-type="float" office:value="29.15" calcext:value-type="float">
            <text:p>29.15</text:p>
          </table:table-cell>
          <table:table-cell/>
          <table:table-cell table:formula="of:=([.D12]-[.B12])/[.B12]" office:value-type="float" office:value="-0.220543806646526" calcext:value-type="float">
            <text:p>-0.22</text:p>
          </table:table-cell>
          <table:table-cell table:style-name="ce8" table:formula="of:=([.E12]-[.C12])/[.C12]" office:value-type="float" office:value="-0.122516556291391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office:value-type="float" office:value="29.15" calcext:value-type="float">
            <text:p>29.15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25.85" calcext:value-type="float">
            <text:p>25.85</text:p>
          </table:table-cell>
          <table:table-cell/>
          <table:table-cell table:formula="of:=([.D13]-[.B13])/[.B13]" office:value-type="float" office:value="-0.0680272108843537" calcext:value-type="float">
            <text:p>-0.07</text:p>
          </table:table-cell>
          <table:table-cell table:style-name="ce8" table:formula="of:=([.E13]-[.C13])/[.C13]" office:value-type="float" office:value="-0.113207547169811" calcext:value-type="float">
            <text:p>-0.11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onfig 2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-3.92" calcext:value-type="float">
            <text:p>-3.92</text:p>
          </table:table-cell>
          <table:table-cell table:style-name="ce3" office:value-type="float" office:value="18.47" calcext:value-type="float">
            <text:p>18.47</text:p>
          </table:table-cell>
          <table:table-cell table:style-name="ce6" office:value-type="float" office:value="-3.15" calcext:value-type="float">
            <text:p>-3.15</text:p>
          </table:table-cell>
          <table:table-cell table:style-name="ce6" office:value-type="float" office:value="16.21" calcext:value-type="float">
            <text:p>16.21</text:p>
          </table:table-cell>
          <table:table-cell/>
          <table:table-cell table:formula="of:=([.D17]-[.B17])/[.B17]" office:value-type="float" office:value="-0.196428571428571" calcext:value-type="float">
            <text:p>-0.20</text:p>
          </table:table-cell>
          <table:table-cell table:style-name="ce8" table:formula="of:=([.E17]-[.C17])/[.C17]" office:value-type="float" office:value="-0.122360584731998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0.92" calcext:value-type="float">
            <text:p>0.92</text:p>
          </table:table-cell>
          <table:table-cell table:style-name="ce3" office:value-type="float" office:value="14.59" calcext:value-type="float">
            <text:p>14.59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12.93" calcext:value-type="float">
            <text:p>12.93</text:p>
          </table:table-cell>
          <table:table-cell/>
          <table:table-cell table:formula="of:=([.D18]-[.B18])/[.B18]" office:value-type="float" office:value="-0.16304347826087" calcext:value-type="float">
            <text:p>-0.16</text:p>
          </table:table-cell>
          <table:table-cell table:style-name="ce8" table:formula="of:=([.E18]-[.C18])/[.C18]" office:value-type="float" office:value="-0.113776559287183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-0.03" calcext:value-type="float">
            <text:p>-0.03</text:p>
          </table:table-cell>
          <table:table-cell table:style-name="ce3" office:value-type="float" office:value="16.42" calcext:value-type="float">
            <text:p>16.42</text:p>
          </table:table-cell>
          <table:table-cell table:style-name="ce6" office:value-type="float" office:value="-0.03" calcext:value-type="float">
            <text:p>-0.03</text:p>
          </table:table-cell>
          <table:table-cell table:style-name="ce6" office:value-type="float" office:value="14.33" calcext:value-type="float">
            <text:p>14.33</text:p>
          </table:table-cell>
          <table:table-cell/>
          <table:table-cell table:formula="of:=([.D19]-[.B19])/[.B19]" office:value-type="float" office:value="-0" calcext:value-type="float">
            <text:p>0.00</text:p>
          </table:table-cell>
          <table:table-cell table:style-name="ce8" table:formula="of:=([.E19]-[.C19])/[.C19]" office:value-type="float" office:value="-0.127283800243605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-1.14" calcext:value-type="float">
            <text:p>-1.14</text:p>
          </table:table-cell>
          <table:table-cell table:style-name="ce3" office:value-type="float" office:value="26.73" calcext:value-type="float">
            <text:p>26.73</text:p>
          </table:table-cell>
          <table:table-cell table:style-name="ce6" office:value-type="float" office:value="-0.93" calcext:value-type="float">
            <text:p>-0.93</text:p>
          </table:table-cell>
          <table:table-cell table:style-name="ce6" office:value-type="float" office:value="23.52" calcext:value-type="float">
            <text:p>23.52</text:p>
          </table:table-cell>
          <table:table-cell/>
          <table:table-cell table:formula="of:=([.D20]-[.B20])/[.B20]" office:value-type="float" office:value="-0.184210526315789" calcext:value-type="float">
            <text:p>-0.18</text:p>
          </table:table-cell>
          <table:table-cell table:style-name="ce8" table:formula="of:=([.E20]-[.C20])/[.C20]" office:value-type="float" office:value="-0.120089786756453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0.92" calcext:value-type="float">
            <text:p>0.92</text:p>
          </table:table-cell>
          <table:table-cell table:style-name="ce3" office:value-type="float" office:value="14.59" calcext:value-type="float">
            <text:p>14.59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12.93" calcext:value-type="float">
            <text:p>12.93</text:p>
          </table:table-cell>
          <table:table-cell/>
          <table:table-cell table:formula="of:=([.D21]-[.B21])/[.B21]" office:value-type="float" office:value="-0.16304347826087" calcext:value-type="float">
            <text:p>-0.16</text:p>
          </table:table-cell>
          <table:table-cell table:style-name="ce8" table:formula="of:=([.E21]-[.C21])/[.C21]" office:value-type="float" office:value="-0.113776559287183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0.6" calcext:value-type="float">
            <text:p>0.6</text:p>
          </table:table-cell>
          <table:table-cell table:style-name="ce3" office:value-type="float" office:value="24.51" calcext:value-type="float">
            <text:p>24.51</text:p>
          </table:table-cell>
          <table:table-cell table:style-name="ce6" office:value-type="float" office:value="0.51" calcext:value-type="float">
            <text:p>0.51</text:p>
          </table:table-cell>
          <table:table-cell table:style-name="ce6" office:value-type="float" office:value="21.89" calcext:value-type="float">
            <text:p>21.89</text:p>
          </table:table-cell>
          <table:table-cell/>
          <table:table-cell table:formula="of:=([.D22]-[.B22])/[.B22]" office:value-type="float" office:value="-0.15" calcext:value-type="float">
            <text:p>-0.15</text:p>
          </table:table-cell>
          <table:table-cell table:style-name="ce8" table:formula="of:=([.E22]-[.C22])/[.C22]" office:value-type="float" office:value="-0.106895144838841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74" calcext:value-type="float">
            <text:p>0.74</text:p>
          </table:table-cell>
          <table:table-cell table:style-name="ce6" office:value-type="float" office:value="-0.03" calcext:value-type="float">
            <text:p>-0.03</text:p>
          </table:table-cell>
          <table:table-cell table:style-name="ce6" office:value-type="float" office:value="0.75" calcext:value-type="float">
            <text:p>0.75</text:p>
          </table:table-cell>
          <table:table-cell/>
          <table:table-cell table:formula="of:=([.D23]-[.B23])/[.B23]" office:value-type="float" office:value="-0.25" calcext:value-type="float">
            <text:p>-0.25</text:p>
          </table:table-cell>
          <table:table-cell table:style-name="ce8" table:formula="of:=([.E23]-[.C23])/[.C23]" office:value-type="float" office:value="0.0135135135135135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78" calcext:value-type="float">
            <text:p>0.78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73" calcext:value-type="float">
            <text:p>0.73</text:p>
          </table:table-cell>
          <table:table-cell/>
          <table:table-cell table:formula="of:=([.D24]-[.B24])/[.B24]" office:value-type="float" office:value="-0.5" calcext:value-type="float">
            <text:p>-0.50</text:p>
          </table:table-cell>
          <table:table-cell table:style-name="ce8" table:formula="of:=([.E24]-[.C24])/[.C24]" office:value-type="float" office:value="-0.0641025641025642" calcext:value-type="float">
            <text:p>-0.06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42" calcext:value-type="float">
            <text:p>0.42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0.41" calcext:value-type="float">
            <text:p>0.41</text:p>
          </table:table-cell>
          <table:table-cell/>
          <table:table-cell table:formula="of:=([.D25]-[.B25])/[.B25]" office:value-type="float" office:value="-0.333333333333333" calcext:value-type="float">
            <text:p>-0.33</text:p>
          </table:table-cell>
          <table:table-cell table:style-name="ce8" table:formula="of:=([.E25]-[.C25])/[.C25]" office:value-type="float" office:value="-0.0238095238095238" calcext:value-type="float">
            <text:p>-0.02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54" calcext:value-type="float">
            <text:p>0.5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51" calcext:value-type="float">
            <text:p>0.51</text:p>
          </table:table-cell>
          <table:table-cell/>
          <table:table-cell table:formula="of:=([.D26]-[.B26])/[.B26]" office:value-type="float" office:value="-0.5" calcext:value-type="float">
            <text:p>-0.50</text:p>
          </table:table-cell>
          <table:table-cell table:style-name="ce8" table:formula="of:=([.E26]-[.C26])/[.C26]" office:value-type="float" office:value="-0.0555555555555556" calcext:value-type="float">
            <text:p>-0.06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1.99" calcext:value-type="float">
            <text:p>1.99</text:p>
          </table:table-cell>
          <table:table-cell table:style-name="ce3" office:value-type="float" office:value="34.78" calcext:value-type="float">
            <text:p>34.78</text:p>
          </table:table-cell>
          <table:table-cell table:style-name="ce6" office:value-type="float" office:value="1.52" calcext:value-type="float">
            <text:p>1.52</text:p>
          </table:table-cell>
          <table:table-cell table:style-name="ce6" office:value-type="float" office:value="30.56" calcext:value-type="float">
            <text:p>30.56</text:p>
          </table:table-cell>
          <table:table-cell/>
          <table:table-cell table:formula="of:=([.D27]-[.B27])/[.B27]" office:value-type="float" office:value="-0.236180904522613" calcext:value-type="float">
            <text:p>-0.24</text:p>
          </table:table-cell>
          <table:table-cell table:style-name="ce8" table:formula="of:=([.E27]-[.C27])/[.C27]" office:value-type="float" office:value="-0.121334100057504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.53" calcext:value-type="float">
            <text:p>31.53</text:p>
          </table:table-cell>
          <table:table-cell table:style-name="ce6" office:value-type="float" office:value="1.76" calcext:value-type="float">
            <text:p>1.76</text:p>
          </table:table-cell>
          <table:table-cell table:style-name="ce6" office:value-type="float" office:value="28.06" calcext:value-type="float">
            <text:p>28.06</text:p>
          </table:table-cell>
          <table:table-cell/>
          <table:table-cell table:formula="of:=([.D28]-[.B28])/[.B28]" office:value-type="float" office:value="-0.12" calcext:value-type="float">
            <text:p>-0.12</text:p>
          </table:table-cell>
          <table:table-cell table:style-name="ce8" table:formula="of:=([.E28]-[.C28])/[.C28]" office:value-type="float" office:value="-0.110053916904535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fig 3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-7.75" calcext:value-type="float">
            <text:p>-7.75</text:p>
          </table:table-cell>
          <table:table-cell table:style-name="ce3" office:value-type="float" office:value="24.29" calcext:value-type="float">
            <text:p>24.29</text:p>
          </table:table-cell>
          <table:table-cell table:style-name="ce6" office:value-type="float" office:value="-7.09" calcext:value-type="float">
            <text:p>-7.09</text:p>
          </table:table-cell>
          <table:table-cell table:style-name="ce6" office:value-type="float" office:value="21.31" calcext:value-type="float">
            <text:p>21.31</text:p>
          </table:table-cell>
          <table:table-cell/>
          <table:table-cell table:formula="of:=([.D32]-[.B32])/[.B32]" office:value-type="float" office:value="-0.0851612903225807" calcext:value-type="float">
            <text:p>-0.09</text:p>
          </table:table-cell>
          <table:table-cell table:style-name="ce8" table:formula="of:=([.E32]-[.C32])/[.C32]" office:value-type="float" office:value="-0.122684232194319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0.3" calcext:value-type="float">
            <text:p>0.3</text:p>
          </table:table-cell>
          <table:table-cell table:style-name="ce3" office:value-type="float" office:value="16.81" calcext:value-type="float">
            <text:p>16.8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14.82" calcext:value-type="float">
            <text:p>14.82</text:p>
          </table:table-cell>
          <table:table-cell/>
          <table:table-cell table:formula="of:=([.D33]-[.B33])/[.B33]" office:value-type="float" office:value="0.166666666666667" calcext:value-type="float">
            <text:p>0.17</text:p>
          </table:table-cell>
          <table:table-cell table:style-name="ce8" table:formula="of:=([.E33]-[.C33])/[.C33]" office:value-type="float" office:value="-0.118381915526472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0.8" calcext:value-type="float">
            <text:p>20.8</text:p>
          </table:table-cell>
          <table:table-cell table:style-name="ce6" office:value-type="float" office:value="1.08" calcext:value-type="float">
            <text:p>1.08</text:p>
          </table:table-cell>
          <table:table-cell table:style-name="ce6" office:value-type="float" office:value="18.67" calcext:value-type="float">
            <text:p>18.67</text:p>
          </table:table-cell>
          <table:table-cell/>
          <table:table-cell table:formula="of:=([.D34]-[.B34])/[.B34]" office:value-type="float" office:value="-0.46" calcext:value-type="float">
            <text:p>-0.46</text:p>
          </table:table-cell>
          <table:table-cell table:style-name="ce8" table:formula="of:=([.E34]-[.C34])/[.C34]" office:value-type="float" office:value="-0.102403846153846" calcext:value-type="float">
            <text:p>-0.10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4.27" calcext:value-type="float">
            <text:p>4.27</text:p>
          </table:table-cell>
          <table:table-cell table:style-name="ce3" office:value-type="float" office:value="31.66" calcext:value-type="float">
            <text:p>31.66</text:p>
          </table:table-cell>
          <table:table-cell table:style-name="ce6" office:value-type="float" office:value="3.81" calcext:value-type="float">
            <text:p>3.81</text:p>
          </table:table-cell>
          <table:table-cell table:style-name="ce6" office:value-type="float" office:value="27.84" calcext:value-type="float">
            <text:p>27.84</text:p>
          </table:table-cell>
          <table:table-cell/>
          <table:table-cell table:formula="of:=([.D35]-[.B35])/[.B35]" office:value-type="float" office:value="-0.107728337236534" calcext:value-type="float">
            <text:p>-0.11</text:p>
          </table:table-cell>
          <table:table-cell table:style-name="ce8" table:formula="of:=([.E35]-[.C35])/[.C35]" office:value-type="float" office:value="-0.12065698041693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0.3" calcext:value-type="float">
            <text:p>0.3</text:p>
          </table:table-cell>
          <table:table-cell table:style-name="ce3" office:value-type="float" office:value="16.81" calcext:value-type="float">
            <text:p>16.8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14.82" calcext:value-type="float">
            <text:p>14.82</text:p>
          </table:table-cell>
          <table:table-cell/>
          <table:table-cell table:formula="of:=([.D36]-[.B36])/[.B36]" office:value-type="float" office:value="0.166666666666667" calcext:value-type="float">
            <text:p>0.17</text:p>
          </table:table-cell>
          <table:table-cell table:style-name="ce8" table:formula="of:=([.E36]-[.C36])/[.C36]" office:value-type="float" office:value="-0.118381915526472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4.29" calcext:value-type="float">
            <text:p>4.29</text:p>
          </table:table-cell>
          <table:table-cell table:style-name="ce3" office:value-type="float" office:value="28.7" calcext:value-type="float">
            <text:p>28.7</text:p>
          </table:table-cell>
          <table:table-cell table:style-name="ce6" office:value-type="float" office:value="3.74" calcext:value-type="float">
            <text:p>3.74</text:p>
          </table:table-cell>
          <table:table-cell table:style-name="ce6" office:value-type="float" office:value="25.67" calcext:value-type="float">
            <text:p>25.67</text:p>
          </table:table-cell>
          <table:table-cell/>
          <table:table-cell table:formula="of:=([.D37]-[.B37])/[.B37]" office:value-type="float" office:value="-0.128205128205128" calcext:value-type="float">
            <text:p>-0.13</text:p>
          </table:table-cell>
          <table:table-cell table:style-name="ce8" table:formula="of:=([.E37]-[.C37])/[.C37]" office:value-type="float" office:value="-0.105574912891986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-0.18" calcext:value-type="float">
            <text:p>-0.18</text:p>
          </table:table-cell>
          <table:table-cell table:style-name="ce3" office:value-type="float" office:value="1.11" calcext:value-type="float">
            <text:p>1.11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float" office:value="1.14" calcext:value-type="float">
            <text:p>1.14</text:p>
          </table:table-cell>
          <table:table-cell/>
          <table:table-cell table:formula="of:=([.D38]-[.B38])/[.B38]" office:value-type="float" office:value="0.111111111111111" calcext:value-type="float">
            <text:p>0.11</text:p>
          </table:table-cell>
          <table:table-cell table:style-name="ce8" table:formula="of:=([.E38]-[.C38])/[.C38]" office:value-type="float" office:value="0.0270270270270268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58" calcext:value-type="float">
            <text:p>0.58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.58" calcext:value-type="float">
            <text:p>0.58</text:p>
          </table:table-cell>
          <table:table-cell/>
          <table:table-cell table:formula="of:=([.D39]-[.B39])/[.B39]" office:value-type="float" office:value="-0.5" calcext:value-type="float">
            <text:p>-0.50</text:p>
          </table:table-cell>
          <table:table-cell table:style-name="ce8" table:formula="of:=([.E39]-[.C39])/[.C39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" calcext:value-type="float">
            <text:p>0.5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formula="of:=([.D40]-[.B40])/[.B40]" office:value-type="float" office:value="0" calcext:value-type="float">
            <text:p>0.00</text:p>
          </table:table-cell>
          <table:table-cell table:style-name="ce8" table:formula="of:=([.E40]-[.C40])/[.C40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51" calcext:value-type="float">
            <text:p>0.51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formula="of:=([.D41]-[.B41])/[.B41]" office:value-type="float" office:value="0" calcext:value-type="float">
            <text:p>0.00</text:p>
          </table:table-cell>
          <table:table-cell table:style-name="ce8" table:formula="of:=([.E41]-[.C41])/[.C41]" office:value-type="float" office:value="-0.0196078431372549" calcext:value-type="float">
            <text:p>-0.02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40.27" calcext:value-type="float">
            <text:p>40.27</text:p>
          </table:table-cell>
          <table:table-cell table:style-name="ce6" office:value-type="float" office:value="-1.43" calcext:value-type="float">
            <text:p>-1.43</text:p>
          </table:table-cell>
          <table:table-cell table:style-name="ce6" office:value-type="float" office:value="35.52" calcext:value-type="float">
            <text:p>35.52</text:p>
          </table:table-cell>
          <table:table-cell/>
          <table:table-cell table:formula="of:=([.D42]-[.B42])/[.B42]" office:value-type="float" office:value="-8.52631578947368" calcext:value-type="float">
            <text:p>-8.53</text:p>
          </table:table-cell>
          <table:table-cell table:style-name="ce8" table:formula="of:=([.E42]-[.C42])/[.C42]" office:value-type="float" office:value="-0.117953811770549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35.92" calcext:value-type="float">
            <text:p>35.92</text:p>
          </table:table-cell>
          <table:table-cell table:style-name="ce6" office:value-type="float" office:value="2.64" calcext:value-type="float">
            <text:p>2.64</text:p>
          </table:table-cell>
          <table:table-cell table:style-name="ce6" office:value-type="float" office:value="31.89" calcext:value-type="float">
            <text:p>31.89</text:p>
          </table:table-cell>
          <table:table-cell/>
          <table:table-cell table:formula="of:=([.D43]-[.B43])/[.B43]" office:value-type="float" office:value="-0.225806451612903" calcext:value-type="float">
            <text:p>-0.23</text:p>
          </table:table-cell>
          <table:table-cell table:style-name="ce8" table:formula="of:=([.E43]-[.C43])/[.C43]" office:value-type="float" office:value="-0.112193763919822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fig 4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-0.32" calcext:value-type="float">
            <text:p>-0.32</text:p>
          </table:table-cell>
          <table:table-cell table:style-name="ce3" office:value-type="float" office:value="13.1" calcext:value-type="float">
            <text:p>13.1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11.45" calcext:value-type="float">
            <text:p>11.45</text:p>
          </table:table-cell>
          <table:table-cell/>
          <table:table-cell table:formula="of:=([.D47]-[.B47])/[.B47]" office:value-type="float" office:value="-0.75" calcext:value-type="float">
            <text:p>-0.75</text:p>
          </table:table-cell>
          <table:table-cell table:style-name="ce8" table:formula="of:=([.E47]-[.C47])/[.C47]" office:value-type="float" office:value="-0.125954198473282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1.36" calcext:value-type="float">
            <text:p>1.36</text:p>
          </table:table-cell>
          <table:table-cell table:style-name="ce3" office:value-type="float" office:value="10.73" calcext:value-type="float">
            <text:p>10.73</text:p>
          </table:table-cell>
          <table:table-cell table:style-name="ce6" office:value-type="float" office:value="1.22" calcext:value-type="float">
            <text:p>1.22</text:p>
          </table:table-cell>
          <table:table-cell table:style-name="ce6" office:value-type="float" office:value="9.49" calcext:value-type="float">
            <text:p>9.49</text:p>
          </table:table-cell>
          <table:table-cell/>
          <table:table-cell table:formula="of:=([.D48]-[.B48])/[.B48]" office:value-type="float" office:value="-0.102941176470588" calcext:value-type="float">
            <text:p>-0.10</text:p>
          </table:table-cell>
          <table:table-cell table:style-name="ce8" table:formula="of:=([.E48]-[.C48])/[.C48]" office:value-type="float" office:value="-0.115563839701771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0.66" calcext:value-type="float">
            <text:p>0.66</text:p>
          </table:table-cell>
          <table:table-cell table:style-name="ce3" office:value-type="float" office:value="13.63" calcext:value-type="float">
            <text:p>13.63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11.67" calcext:value-type="float">
            <text:p>11.67</text:p>
          </table:table-cell>
          <table:table-cell/>
          <table:table-cell table:formula="of:=([.D49]-[.B49])/[.B49]" office:value-type="float" office:value="-0.287878787878788" calcext:value-type="float">
            <text:p>-0.29</text:p>
          </table:table-cell>
          <table:table-cell table:style-name="ce8" table:formula="of:=([.E49]-[.C49])/[.C49]" office:value-type="float" office:value="-0.143800440205429" calcext:value-type="float">
            <text:p>-0.14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1.23" calcext:value-type="float">
            <text:p>1.23</text:p>
          </table:table-cell>
          <table:table-cell table:style-name="ce3" office:value-type="float" office:value="23.43" calcext:value-type="float">
            <text:p>23.43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20.28" calcext:value-type="float">
            <text:p>20.28</text:p>
          </table:table-cell>
          <table:table-cell/>
          <table:table-cell table:formula="of:=([.D50]-[.B50])/[.B50]" office:value-type="float" office:value="-0.0650406504065041" calcext:value-type="float">
            <text:p>-0.07</text:p>
          </table:table-cell>
          <table:table-cell table:style-name="ce8" table:formula="of:=([.E50]-[.C50])/[.C50]" office:value-type="float" office:value="-0.134443021766965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1.36" calcext:value-type="float">
            <text:p>1.36</text:p>
          </table:table-cell>
          <table:table-cell table:style-name="ce3" office:value-type="float" office:value="10.73" calcext:value-type="float">
            <text:p>10.73</text:p>
          </table:table-cell>
          <table:table-cell table:style-name="ce6" office:value-type="float" office:value="1.22" calcext:value-type="float">
            <text:p>1.22</text:p>
          </table:table-cell>
          <table:table-cell table:style-name="ce6" office:value-type="float" office:value="9.49" calcext:value-type="float">
            <text:p>9.49</text:p>
          </table:table-cell>
          <table:table-cell/>
          <table:table-cell table:formula="of:=([.D51]-[.B51])/[.B51]" office:value-type="float" office:value="-0.102941176470588" calcext:value-type="float">
            <text:p>-0.10</text:p>
          </table:table-cell>
          <table:table-cell table:style-name="ce8" table:formula="of:=([.E51]-[.C51])/[.C51]" office:value-type="float" office:value="-0.115563839701771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0.27" calcext:value-type="float">
            <text:p>0.27</text:p>
          </table:table-cell>
          <table:table-cell table:style-name="ce3" office:value-type="float" office:value="19.69" calcext:value-type="float">
            <text:p>19.69</text:p>
          </table:table-cell>
          <table:table-cell table:style-name="ce6" office:value-type="float" office:value="0.21" calcext:value-type="float">
            <text:p>0.21</text:p>
          </table:table-cell>
          <table:table-cell table:style-name="ce6" office:value-type="float" office:value="17.34" calcext:value-type="float">
            <text:p>17.34</text:p>
          </table:table-cell>
          <table:table-cell/>
          <table:table-cell table:formula="of:=([.D52]-[.B52])/[.B52]" office:value-type="float" office:value="-0.222222222222222" calcext:value-type="float">
            <text:p>-0.22</text:p>
          </table:table-cell>
          <table:table-cell table:style-name="ce8" table:formula="of:=([.E52]-[.C52])/[.C52]" office:value-type="float" office:value="-0.119349923819198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78" calcext:value-type="float">
            <text:p>0.78</text:p>
          </table:table-cell>
          <table:table-cell table:style-name="ce6" office:value-type="float" office:value="-0.03" calcext:value-type="float">
            <text:p>-0.03</text:p>
          </table:table-cell>
          <table:table-cell table:style-name="ce6" office:value-type="float" office:value="0.83" calcext:value-type="float">
            <text:p>0.83</text:p>
          </table:table-cell>
          <table:table-cell/>
          <table:table-cell table:formula="of:=([.D53]-[.B53])/[.B53]" office:value-type="float" office:value="2" calcext:value-type="float">
            <text:p>2.00</text:p>
          </table:table-cell>
          <table:table-cell table:style-name="ce8" table:formula="of:=([.E53]-[.C53])/[.C53]" office:value-type="float" office:value="0.064102564102564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88" calcext:value-type="float">
            <text:p>0.8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89" calcext:value-type="float">
            <text:p>0.89</text:p>
          </table:table-cell>
          <table:table-cell/>
          <table:table-cell table:formula="of:=([.D54]-[.B54])/[.B54]" office:value-type="float" office:value="0.125" calcext:value-type="float">
            <text:p>0.13</text:p>
          </table:table-cell>
          <table:table-cell table:style-name="ce8" table:formula="of:=([.E54]-[.C54])/[.C54]" office:value-type="float" office:value="0.0113636363636364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9" calcext:value-type="float">
            <text:p>0.19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21" calcext:value-type="float">
            <text:p>0.21</text:p>
          </table:table-cell>
          <table:table-cell/>
          <table:table-cell table:formula="of:=([.D55]-[.B55])/[.B55]" office:value-type="float" office:value="0.4" calcext:value-type="float">
            <text:p>0.40</text:p>
          </table:table-cell>
          <table:table-cell table:style-name="ce8" table:formula="of:=([.E55]-[.C55])/[.C55]" office:value-type="float" office:value="0.105263157894737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3" calcext:value-type="float">
            <text:p>0.23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24" calcext:value-type="float">
            <text:p>0.24</text:p>
          </table:table-cell>
          <table:table-cell/>
          <table:table-cell table:formula="of:=([.D56]-[.B56])/[.B56]" office:value-type="float" office:value="0" calcext:value-type="float">
            <text:p>0.00</text:p>
          </table:table-cell>
          <table:table-cell table:style-name="ce8" table:formula="of:=([.E56]-[.C56])/[.C56]" office:value-type="float" office:value="0.0434782608695651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29.76" calcext:value-type="float">
            <text:p>29.76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float" office:value="25.74" calcext:value-type="float">
            <text:p>25.74</text:p>
          </table:table-cell>
          <table:table-cell/>
          <table:table-cell table:formula="of:=([.D57]-[.B57])/[.B57]" office:value-type="float" office:value="0.260869565217391" calcext:value-type="float">
            <text:p>0.26</text:p>
          </table:table-cell>
          <table:table-cell table:style-name="ce8" table:formula="of:=([.E57]-[.C57])/[.C57]" office:value-type="float" office:value="-0.13508064516129" calcext:value-type="float">
            <text:p>-0.14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24.49" calcext:value-type="float">
            <text:p>24.49</text:p>
          </table:table-cell>
          <table:table-cell table:style-name="ce6" office:value-type="float" office:value="0.61" calcext:value-type="float">
            <text:p>0.61</text:p>
          </table:table-cell>
          <table:table-cell table:style-name="ce6" office:value-type="float" office:value="21.59" calcext:value-type="float">
            <text:p>21.59</text:p>
          </table:table-cell>
          <table:table-cell/>
          <table:table-cell table:formula="of:=([.D58]-[.B58])/[.B58]" office:value-type="float" office:value="0.487804878048781" calcext:value-type="float">
            <text:p>0.49</text:p>
          </table:table-cell>
          <table:table-cell table:style-name="ce8" table:formula="of:=([.E58]-[.C58])/[.C58]" office:value-type="float" office:value="-0.118415679869334" calcext:value-type="float">
            <text:p>-0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fig 5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3.2" calcext:value-type="float">
            <text:p>13.2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11.46" calcext:value-type="float">
            <text:p>11.46</text:p>
          </table:table-cell>
          <table:table-cell/>
          <table:table-cell table:formula="of:=([.D62]-[.B62])/[.B62]" office:value-type="float" office:value="-0.21" calcext:value-type="float">
            <text:p>-0.21</text:p>
          </table:table-cell>
          <table:table-cell table:style-name="ce8" table:formula="of:=([.E62]-[.C62])/[.C62]" office:value-type="float" office:value="-0.131818181818182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0.61" calcext:value-type="float">
            <text:p>0.61</text:p>
          </table:table-cell>
          <table:table-cell table:style-name="ce3" office:value-type="float" office:value="10.71" calcext:value-type="float">
            <text:p>10.71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float" office:value="9.41" calcext:value-type="float">
            <text:p>9.41</text:p>
          </table:table-cell>
          <table:table-cell/>
          <table:table-cell table:formula="of:=([.D63]-[.B63])/[.B63]" office:value-type="float" office:value="-0.081967213114754" calcext:value-type="float">
            <text:p>-0.08</text:p>
          </table:table-cell>
          <table:table-cell table:style-name="ce8" table:formula="of:=([.E63]-[.C63])/[.C63]" office:value-type="float" office:value="-0.121381886087769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0.07" calcext:value-type="float">
            <text:p>0.07</text:p>
          </table:table-cell>
          <table:table-cell table:style-name="ce3" office:value-type="float" office:value="13.32" calcext:value-type="float">
            <text:p>13.32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11.46" calcext:value-type="float">
            <text:p>11.46</text:p>
          </table:table-cell>
          <table:table-cell/>
          <table:table-cell table:formula="of:=([.D64]-[.B64])/[.B64]" office:value-type="float" office:value="-1.14285714285714" calcext:value-type="float">
            <text:p>-1.14</text:p>
          </table:table-cell>
          <table:table-cell table:style-name="ce8" table:formula="of:=([.E64]-[.C64])/[.C64]" office:value-type="float" office:value="-0.13963963963964" calcext:value-type="float">
            <text:p>-0.14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-0.45" calcext:value-type="float">
            <text:p>-0.45</text:p>
          </table:table-cell>
          <table:table-cell table:style-name="ce3" office:value-type="float" office:value="23.21" calcext:value-type="float">
            <text:p>23.21</text:p>
          </table:table-cell>
          <table:table-cell table:style-name="ce6" office:value-type="float" office:value="-0.43" calcext:value-type="float">
            <text:p>-0.43</text:p>
          </table:table-cell>
          <table:table-cell table:style-name="ce6" office:value-type="float" office:value="19.86" calcext:value-type="float">
            <text:p>19.86</text:p>
          </table:table-cell>
          <table:table-cell/>
          <table:table-cell table:formula="of:=([.D65]-[.B65])/[.B65]" office:value-type="float" office:value="-0.0444444444444445" calcext:value-type="float">
            <text:p>-0.04</text:p>
          </table:table-cell>
          <table:table-cell table:style-name="ce8" table:formula="of:=([.E65]-[.C65])/[.C65]" office:value-type="float" office:value="-0.144334338647135" calcext:value-type="float">
            <text:p>-0.14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0.61" calcext:value-type="float">
            <text:p>0.61</text:p>
          </table:table-cell>
          <table:table-cell table:style-name="ce3" office:value-type="float" office:value="10.71" calcext:value-type="float">
            <text:p>10.71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float" office:value="9.41" calcext:value-type="float">
            <text:p>9.41</text:p>
          </table:table-cell>
          <table:table-cell/>
          <table:table-cell table:formula="of:=([.D66]-[.B66])/[.B66]" office:value-type="float" office:value="-0.081967213114754" calcext:value-type="float">
            <text:p>-0.08</text:p>
          </table:table-cell>
          <table:table-cell table:style-name="ce8" table:formula="of:=([.E66]-[.C66])/[.C66]" office:value-type="float" office:value="-0.121381886087769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0.9" calcext:value-type="float">
            <text:p>0.9</text:p>
          </table:table-cell>
          <table:table-cell table:style-name="ce3" office:value-type="float" office:value="19.79" calcext:value-type="float">
            <text:p>19.79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17.22" calcext:value-type="float">
            <text:p>17.22</text:p>
          </table:table-cell>
          <table:table-cell/>
          <table:table-cell table:formula="of:=([.D67]-[.B67])/[.B67]" office:value-type="float" office:value="-0.122222222222222" calcext:value-type="float">
            <text:p>-0.12</text:p>
          </table:table-cell>
          <table:table-cell table:style-name="ce8" table:formula="of:=([.E67]-[.C67])/[.C67]" office:value-type="float" office:value="-0.129863567458312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6" calcext:value-type="float">
            <text:p>0.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9" calcext:value-type="float">
            <text:p>0.79</text:p>
          </table:table-cell>
          <table:table-cell/>
          <table:table-cell table:formula="of:=([.D68]-[.B68])/[.B68]" office:value-type="float" office:value="-1" calcext:value-type="float">
            <text:p>-1.00</text:p>
          </table:table-cell>
          <table:table-cell table:style-name="ce8" table:formula="of:=([.E68]-[.C68])/[.C68]" office:value-type="float" office:value="0.0394736842105263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" calcext:value-type="float">
            <text:p>0.8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81" calcext:value-type="float">
            <text:p>0.81</text:p>
          </table:table-cell>
          <table:table-cell/>
          <table:table-cell table:formula="of:=([.D69]-[.B69])/[.B69]" office:value-type="float" office:value="0" calcext:value-type="float">
            <text:p>0.00</text:p>
          </table:table-cell>
          <table:table-cell table:style-name="ce8" table:formula="of:=([.E69]-[.C69])/[.C69]" office:value-type="float" office:value="0.0125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7" calcext:value-type="float">
            <text:p>0.17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0.17" calcext:value-type="float">
            <text:p>0.17</text:p>
          </table:table-cell>
          <table:table-cell/>
          <table:table-cell table:formula="of:=([.D70]-[.B70])/[.B70]" office:value-type="float" office:value="1" calcext:value-type="float">
            <text:p>1.00</text:p>
          </table:table-cell>
          <table:table-cell table:style-name="ce8" table:formula="of:=([.E70]-[.C70])/[.C70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1" calcext:value-type="float">
            <text:p>0.21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formula="of:=([.D71]-[.B71])/[.B71]" office:value-type="float" office:value="-0.333333333333333" calcext:value-type="float">
            <text:p>-0.33</text:p>
          </table:table-cell>
          <table:table-cell table:style-name="ce8" table:formula="of:=([.E71]-[.C71])/[.C71]" office:value-type="float" office:value="-0.0476190476190475" calcext:value-type="float">
            <text:p>-0.05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-0.69" calcext:value-type="float">
            <text:p>-0.69</text:p>
          </table:table-cell>
          <table:table-cell table:style-name="ce3" office:value-type="float" office:value="29.49" calcext:value-type="float">
            <text:p>29.49</text:p>
          </table:table-cell>
          <table:table-cell table:style-name="ce6" office:value-type="float" office:value="-0.41" calcext:value-type="float">
            <text:p>-0.41</text:p>
          </table:table-cell>
          <table:table-cell table:style-name="ce6" office:value-type="float" office:value="25.33" calcext:value-type="float">
            <text:p>25.33</text:p>
          </table:table-cell>
          <table:table-cell/>
          <table:table-cell table:formula="of:=([.D72]-[.B72])/[.B72]" office:value-type="float" office:value="-0.405797101449275" calcext:value-type="float">
            <text:p>-0.41</text:p>
          </table:table-cell>
          <table:table-cell table:style-name="ce8" table:formula="of:=([.E72]-[.C72])/[.C72]" office:value-type="float" office:value="-0.14106476771787" calcext:value-type="float">
            <text:p>-0.14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4.44" calcext:value-type="float">
            <text:p>24.44</text:p>
          </table:table-cell>
          <table:table-cell table:style-name="ce6" office:value-type="float" office:value="-1.65" calcext:value-type="float">
            <text:p>-1.65</text:p>
          </table:table-cell>
          <table:table-cell table:style-name="ce6" office:value-type="float" office:value="21.34" calcext:value-type="float">
            <text:p>21.34</text:p>
          </table:table-cell>
          <table:table-cell/>
          <table:table-cell table:formula="of:=([.D73]-[.B73])/[.B73]" office:value-type="float" office:value="-0.175" calcext:value-type="float">
            <text:p>-0.18</text:p>
          </table:table-cell>
          <table:table-cell table:style-name="ce8" table:formula="of:=([.E73]-[.C73])/[.C73]" office:value-type="float" office:value="-0.126841243862521" calcext:value-type="float">
            <text:p>-0.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fig 6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0.55" calcext:value-type="float">
            <text:p>0.55</text:p>
          </table:table-cell>
          <table:table-cell table:style-name="ce3" office:value-type="float" office:value="13.82" calcext:value-type="float">
            <text:p>13.8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2.13" calcext:value-type="float">
            <text:p>12.13</text:p>
          </table:table-cell>
          <table:table-cell/>
          <table:table-cell table:formula="of:=([.D77]-[.B77])/[.B77]" office:value-type="float" office:value="0.0909090909090908" calcext:value-type="float">
            <text:p>0.09</text:p>
          </table:table-cell>
          <table:table-cell table:style-name="ce8" table:formula="of:=([.E77]-[.C77])/[.C77]" office:value-type="float" office:value="-0.122286541244573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0.73" calcext:value-type="float">
            <text:p>0.73</text:p>
          </table:table-cell>
          <table:table-cell table:style-name="ce3" office:value-type="float" office:value="11.76" calcext:value-type="float">
            <text:p>11.76</text:p>
          </table:table-cell>
          <table:table-cell table:style-name="ce6" office:value-type="float" office:value="0.61" calcext:value-type="float">
            <text:p>0.61</text:p>
          </table:table-cell>
          <table:table-cell table:style-name="ce6" office:value-type="float" office:value="10.49" calcext:value-type="float">
            <text:p>10.49</text:p>
          </table:table-cell>
          <table:table-cell/>
          <table:table-cell table:formula="of:=([.D78]-[.B78])/[.B78]" office:value-type="float" office:value="-0.164383561643836" calcext:value-type="float">
            <text:p>-0.16</text:p>
          </table:table-cell>
          <table:table-cell table:style-name="ce8" table:formula="of:=([.E78]-[.C78])/[.C78]" office:value-type="float" office:value="-0.107993197278912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0.21" calcext:value-type="float">
            <text:p>0.21</text:p>
          </table:table-cell>
          <table:table-cell table:style-name="ce3" office:value-type="float" office:value="13.95" calcext:value-type="float">
            <text:p>13.95</text:p>
          </table:table-cell>
          <table:table-cell table:style-name="ce6" office:value-type="float" office:value="0.17" calcext:value-type="float">
            <text:p>0.17</text:p>
          </table:table-cell>
          <table:table-cell table:style-name="ce6" office:value-type="float" office:value="12.19" calcext:value-type="float">
            <text:p>12.19</text:p>
          </table:table-cell>
          <table:table-cell/>
          <table:table-cell table:formula="of:=([.D79]-[.B79])/[.B79]" office:value-type="float" office:value="-0.19047619047619" calcext:value-type="float">
            <text:p>-0.19</text:p>
          </table:table-cell>
          <table:table-cell table:style-name="ce8" table:formula="of:=([.E79]-[.C79])/[.C79]" office:value-type="float" office:value="-0.126164874551971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0.99" calcext:value-type="float">
            <text:p>0.99</text:p>
          </table:table-cell>
          <table:table-cell table:style-name="ce3" office:value-type="float" office:value="24.3" calcext:value-type="float">
            <text:p>24.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21.29" calcext:value-type="float">
            <text:p>21.29</text:p>
          </table:table-cell>
          <table:table-cell/>
          <table:table-cell table:formula="of:=([.D80]-[.B80])/[.B80]" office:value-type="float" office:value="-0.191919191919192" calcext:value-type="float">
            <text:p>-0.19</text:p>
          </table:table-cell>
          <table:table-cell table:style-name="ce8" table:formula="of:=([.E80]-[.C80])/[.C80]" office:value-type="float" office:value="-0.123868312757202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0.73" calcext:value-type="float">
            <text:p>0.73</text:p>
          </table:table-cell>
          <table:table-cell table:style-name="ce3" office:value-type="float" office:value="11.76" calcext:value-type="float">
            <text:p>11.76</text:p>
          </table:table-cell>
          <table:table-cell table:style-name="ce6" office:value-type="float" office:value="0.61" calcext:value-type="float">
            <text:p>0.61</text:p>
          </table:table-cell>
          <table:table-cell table:style-name="ce6" office:value-type="float" office:value="10.49" calcext:value-type="float">
            <text:p>10.49</text:p>
          </table:table-cell>
          <table:table-cell/>
          <table:table-cell table:formula="of:=([.D81]-[.B81])/[.B81]" office:value-type="float" office:value="-0.164383561643836" calcext:value-type="float">
            <text:p>-0.16</text:p>
          </table:table-cell>
          <table:table-cell table:style-name="ce8" table:formula="of:=([.E81]-[.C81])/[.C81]" office:value-type="float" office:value="-0.107993197278912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0.67" calcext:value-type="float">
            <text:p>0.67</text:p>
          </table:table-cell>
          <table:table-cell table:style-name="ce3" office:value-type="float" office:value="21.03" calcext:value-type="float">
            <text:p>21.0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8.72" calcext:value-type="float">
            <text:p>18.72</text:p>
          </table:table-cell>
          <table:table-cell/>
          <table:table-cell table:formula="of:=([.D82]-[.B82])/[.B82]" office:value-type="float" office:value="-0.253731343283582" calcext:value-type="float">
            <text:p>-0.25</text:p>
          </table:table-cell>
          <table:table-cell table:style-name="ce8" table:formula="of:=([.E82]-[.C82])/[.C82]" office:value-type="float" office:value="-0.109843081312411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83" calcext:value-type="float">
            <text:p>0.83</text:p>
          </table:table-cell>
          <table:table-cell table:style-name="ce6" office:value-type="float" office:value="-0.04" calcext:value-type="float">
            <text:p>-0.04</text:p>
          </table:table-cell>
          <table:table-cell table:style-name="ce6" office:value-type="float" office:value="0.87" calcext:value-type="float">
            <text:p>0.87</text:p>
          </table:table-cell>
          <table:table-cell/>
          <table:table-cell table:formula="of:=([.D83]-[.B83])/[.B83]" office:value-type="float" office:value="1" calcext:value-type="float">
            <text:p>1.00</text:p>
          </table:table-cell>
          <table:table-cell table:style-name="ce8" table:formula="of:=([.E83]-[.C83])/[.C83]" office:value-type="float" office:value="0.0481927710843374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7" calcext:value-type="float">
            <text:p>0.8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6" calcext:value-type="float">
            <text:p>0.86</text:p>
          </table:table-cell>
          <table:table-cell/>
          <table:table-cell table:formula="of:=([.D84]-[.B84])/[.B84]" office:value-type="float" office:value="-1" calcext:value-type="float">
            <text:p>-1.00</text:p>
          </table:table-cell>
          <table:table-cell table:style-name="ce8" table:formula="of:=([.E84]-[.C84])/[.C84]" office:value-type="float" office:value="-0.0114942528735632" calcext:value-type="float">
            <text:p>-0.01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4" calcext:value-type="float">
            <text:p>0.24</text:p>
          </table:table-cell>
          <table:table-cell/>
          <table:table-cell table:formula="of:=([.D85]-[.B85])/[.B85]" office:value-type="string" office:string-value="" calcext:value-type="error">
            <text:p>#DIV/0!</text:p>
          </table:table-cell>
          <table:table-cell table:style-name="ce8" table:formula="of:=([.E85]-[.C85])/[.C85]" office:value-type="float" office:value="0.2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25" calcext:value-type="float">
            <text:p>0.25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0.27" calcext:value-type="float">
            <text:p>0.27</text:p>
          </table:table-cell>
          <table:table-cell/>
          <table:table-cell table:formula="of:=([.D86]-[.B86])/[.B86]" office:value-type="float" office:value="1" calcext:value-type="float">
            <text:p>1.00</text:p>
          </table:table-cell>
          <table:table-cell table:style-name="ce8" table:formula="of:=([.E86]-[.C86])/[.C86]" office:value-type="float" office:value="0.0800000000000001" calcext:value-type="float">
            <text:p>0.08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-0.73" calcext:value-type="float">
            <text:p>-0.73</text:p>
          </table:table-cell>
          <table:table-cell table:style-name="ce3" office:value-type="float" office:value="30.83" calcext:value-type="float">
            <text:p>30.83</text:p>
          </table:table-cell>
          <table:table-cell table:style-name="ce6" office:value-type="float" office:value="-0.18" calcext:value-type="float">
            <text:p>-0.18</text:p>
          </table:table-cell>
          <table:table-cell table:style-name="ce6" office:value-type="float" office:value="27.02" calcext:value-type="float">
            <text:p>27.02</text:p>
          </table:table-cell>
          <table:table-cell/>
          <table:table-cell table:formula="of:=([.D87]-[.B87])/[.B87]" office:value-type="float" office:value="-0.753424657534247" calcext:value-type="float">
            <text:p>-0.75</text:p>
          </table:table-cell>
          <table:table-cell table:style-name="ce8" table:formula="of:=([.E87]-[.C87])/[.C87]" office:value-type="float" office:value="-0.123580927667856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26.24" calcext:value-type="float">
            <text:p>26.24</text:p>
          </table:table-cell>
          <table:table-cell table:style-name="ce6" office:value-type="float" office:value="1.35" calcext:value-type="float">
            <text:p>1.35</text:p>
          </table:table-cell>
          <table:table-cell table:style-name="ce6" office:value-type="float" office:value="23.32" calcext:value-type="float">
            <text:p>23.32</text:p>
          </table:table-cell>
          <table:table-cell/>
          <table:table-cell table:formula="of:=([.D88]-[.B88])/[.B88]" office:value-type="float" office:value="0.6875" calcext:value-type="float">
            <text:p>0.69</text:p>
          </table:table-cell>
          <table:table-cell table:style-name="ce8" table:formula="of:=([.E88]-[.C88])/[.C88]" office:value-type="float" office:value="-0.111280487804878" calcext:value-type="float">
            <text:p>-0.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fig 7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3.69" calcext:value-type="float">
            <text:p>3.69</text:p>
          </table:table-cell>
          <table:table-cell table:style-name="ce3" office:value-type="float" office:value="30.64" calcext:value-type="float">
            <text:p>30.64</text:p>
          </table:table-cell>
          <table:table-cell table:style-name="ce6" office:value-type="float" office:value="3.33" calcext:value-type="float">
            <text:p>3.33</text:p>
          </table:table-cell>
          <table:table-cell table:style-name="ce6" office:value-type="float" office:value="26.73" calcext:value-type="float">
            <text:p>26.73</text:p>
          </table:table-cell>
          <table:table-cell/>
          <table:table-cell table:formula="of:=([.D92]-[.B92])/[.B92]" office:value-type="float" office:value="-0.0975609756097561" calcext:value-type="float">
            <text:p>-0.10</text:p>
          </table:table-cell>
          <table:table-cell table:style-name="ce8" table:formula="of:=([.E92]-[.C92])/[.C92]" office:value-type="float" office:value="-0.127610966057441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-0.58" calcext:value-type="float">
            <text:p>-0.58</text:p>
          </table:table-cell>
          <table:table-cell table:style-name="ce3" office:value-type="float" office:value="26.34" calcext:value-type="float">
            <text:p>26.34</text:p>
          </table:table-cell>
          <table:table-cell table:style-name="ce6" office:value-type="float" office:value="-0.42" calcext:value-type="float">
            <text:p>-0.42</text:p>
          </table:table-cell>
          <table:table-cell table:style-name="ce6" office:value-type="float" office:value="23.09" calcext:value-type="float">
            <text:p>23.09</text:p>
          </table:table-cell>
          <table:table-cell/>
          <table:table-cell table:formula="of:=([.D93]-[.B93])/[.B93]" office:value-type="float" office:value="-0.275862068965517" calcext:value-type="float">
            <text:p>-0.28</text:p>
          </table:table-cell>
          <table:table-cell table:style-name="ce8" table:formula="of:=([.E93]-[.C93])/[.C93]" office:value-type="float" office:value="-0.12338648443432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-2.77" calcext:value-type="float">
            <text:p>-2.77</text:p>
          </table:table-cell>
          <table:table-cell table:style-name="ce3" office:value-type="float" office:value="28.49" calcext:value-type="float">
            <text:p>28.49</text:p>
          </table:table-cell>
          <table:table-cell table:style-name="ce6" office:value-type="float" office:value="-2.44" calcext:value-type="float">
            <text:p>-2.44</text:p>
          </table:table-cell>
          <table:table-cell table:style-name="ce6" office:value-type="float" office:value="24.83" calcext:value-type="float">
            <text:p>24.83</text:p>
          </table:table-cell>
          <table:table-cell/>
          <table:table-cell table:formula="of:=([.D94]-[.B94])/[.B94]" office:value-type="float" office:value="-0.11913357400722" calcext:value-type="float">
            <text:p>-0.12</text:p>
          </table:table-cell>
          <table:table-cell table:style-name="ce8" table:formula="of:=([.E94]-[.C94])/[.C94]" office:value-type="float" office:value="-0.128466128466128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-0.72" calcext:value-type="float">
            <text:p>-0.72</text:p>
          </table:table-cell>
          <table:table-cell table:style-name="ce3" office:value-type="float" office:value="47.86" calcext:value-type="float">
            <text:p>47.86</text:p>
          </table:table-cell>
          <table:table-cell table:style-name="ce6" office:value-type="float" office:value="-0.72" calcext:value-type="float">
            <text:p>-0.72</text:p>
          </table:table-cell>
          <table:table-cell table:style-name="ce6" office:value-type="float" office:value="41.75" calcext:value-type="float">
            <text:p>41.75</text:p>
          </table:table-cell>
          <table:table-cell/>
          <table:table-cell table:formula="of:=([.D95]-[.B95])/[.B95]" office:value-type="float" office:value="-0" calcext:value-type="float">
            <text:p>0.00</text:p>
          </table:table-cell>
          <table:table-cell table:style-name="ce8" table:formula="of:=([.E95]-[.C95])/[.C95]" office:value-type="float" office:value="-0.127664020058504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-0.58" calcext:value-type="float">
            <text:p>-0.58</text:p>
          </table:table-cell>
          <table:table-cell table:style-name="ce3" office:value-type="float" office:value="26.34" calcext:value-type="float">
            <text:p>26.34</text:p>
          </table:table-cell>
          <table:table-cell table:style-name="ce6" office:value-type="float" office:value="-0.42" calcext:value-type="float">
            <text:p>-0.42</text:p>
          </table:table-cell>
          <table:table-cell table:style-name="ce6" office:value-type="float" office:value="23.09" calcext:value-type="float">
            <text:p>23.09</text:p>
          </table:table-cell>
          <table:table-cell/>
          <table:table-cell table:formula="of:=([.D96]-[.B96])/[.B96]" office:value-type="float" office:value="-0.275862068965517" calcext:value-type="float">
            <text:p>-0.28</text:p>
          </table:table-cell>
          <table:table-cell table:style-name="ce8" table:formula="of:=([.E96]-[.C96])/[.C96]" office:value-type="float" office:value="-0.12338648443432" calcext:value-type="float">
            <text:p>-0.12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1.5" calcext:value-type="float">
            <text:p>1.5</text:p>
          </table:table-cell>
          <table:table-cell table:style-name="ce3" office:value-type="float" office:value="44.92" calcext:value-type="float">
            <text:p>44.92</text:p>
          </table:table-cell>
          <table:table-cell table:style-name="ce6" office:value-type="float" office:value="1.41" calcext:value-type="float">
            <text:p>1.41</text:p>
          </table:table-cell>
          <table:table-cell table:style-name="ce6" office:value-type="float" office:value="39.94" calcext:value-type="float">
            <text:p>39.94</text:p>
          </table:table-cell>
          <table:table-cell/>
          <table:table-cell table:formula="of:=([.D97]-[.B97])/[.B97]" office:value-type="float" office:value="-0.0600000000000001" calcext:value-type="float">
            <text:p>-0.06</text:p>
          </table:table-cell>
          <table:table-cell table:style-name="ce8" table:formula="of:=([.E97]-[.C97])/[.C97]" office:value-type="float" office:value="-0.11086375779163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-1.12" calcext:value-type="float">
            <text:p>-1.12</text:p>
          </table:table-cell>
          <table:table-cell table:style-name="ce3" office:value-type="float" office:value="2.35" calcext:value-type="float">
            <text:p>2.35</text:p>
          </table:table-cell>
          <table:table-cell table:style-name="ce6" office:value-type="float" office:value="-1.06" calcext:value-type="float">
            <text:p>-1.06</text:p>
          </table:table-cell>
          <table:table-cell table:style-name="ce6" office:value-type="float" office:value="2.32" calcext:value-type="float">
            <text:p>2.32</text:p>
          </table:table-cell>
          <table:table-cell/>
          <table:table-cell table:formula="of:=([.D98]-[.B98])/[.B98]" office:value-type="float" office:value="-0.0535714285714286" calcext:value-type="float">
            <text:p>-0.05</text:p>
          </table:table-cell>
          <table:table-cell table:style-name="ce8" table:formula="of:=([.E98]-[.C98])/[.C98]" office:value-type="float" office:value="-0.0127659574468086" calcext:value-type="float">
            <text:p>-0.01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-0.27" calcext:value-type="float">
            <text:p>-0.27</text:p>
          </table:table-cell>
          <table:table-cell table:style-name="ce3" office:value-type="float" office:value="2.02" calcext:value-type="float">
            <text:p>2.02</text:p>
          </table:table-cell>
          <table:table-cell table:style-name="ce6" office:value-type="float" office:value="-0.25" calcext:value-type="float">
            <text:p>-0.25</text:p>
          </table:table-cell>
          <table:table-cell table:style-name="ce6" office:value-type="float" office:value="1.95" calcext:value-type="float">
            <text:p>1.95</text:p>
          </table:table-cell>
          <table:table-cell/>
          <table:table-cell table:formula="of:=([.D99]-[.B99])/[.B99]" office:value-type="float" office:value="-0.0740740740740741" calcext:value-type="float">
            <text:p>-0.07</text:p>
          </table:table-cell>
          <table:table-cell table:style-name="ce8" table:formula="of:=([.E99]-[.C99])/[.C99]" office:value-type="float" office:value="-0.0346534653465347" calcext:value-type="float">
            <text:p>-0.03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-0.39" calcext:value-type="float">
            <text:p>-0.39</text:p>
          </table:table-cell>
          <table:table-cell table:style-name="ce3" office:value-type="float" office:value="0.83" calcext:value-type="float">
            <text:p>0.83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83" calcext:value-type="float">
            <text:p>0.83</text:p>
          </table:table-cell>
          <table:table-cell/>
          <table:table-cell table:formula="of:=([.D100]-[.B100])/[.B100]" office:value-type="float" office:value="0.0256410256410257" calcext:value-type="float">
            <text:p>0.03</text:p>
          </table:table-cell>
          <table:table-cell table:style-name="ce8" table:formula="of:=([.E100]-[.C100])/[.C100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1.34" calcext:value-type="float">
            <text:p>1.34</text:p>
          </table:table-cell>
          <table:table-cell table:style-name="ce6" office:value-type="float" office:value="0.53" calcext:value-type="float">
            <text:p>0.53</text:p>
          </table:table-cell>
          <table:table-cell table:style-name="ce6" office:value-type="float" office:value="1.36" calcext:value-type="float">
            <text:p>1.36</text:p>
          </table:table-cell>
          <table:table-cell/>
          <table:table-cell table:formula="of:=([.D101]-[.B101])/[.B101]" office:value-type="float" office:value="0.0192307692307692" calcext:value-type="float">
            <text:p>0.02</text:p>
          </table:table-cell>
          <table:table-cell table:style-name="ce8" table:formula="of:=([.E101]-[.C101])/[.C101]" office:value-type="float" office:value="0.0149253731343284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33.62" calcext:value-type="float">
            <text:p>33.62</text:p>
          </table:table-cell>
          <table:table-cell table:style-name="ce3" office:value-type="float" office:value="49.76" calcext:value-type="float">
            <text:p>49.76</text:p>
          </table:table-cell>
          <table:table-cell table:style-name="ce6" office:value-type="float" office:value="27.34" calcext:value-type="float">
            <text:p>27.34</text:p>
          </table:table-cell>
          <table:table-cell table:style-name="ce6" office:value-type="float" office:value="44.57" calcext:value-type="float">
            <text:p>44.57</text:p>
          </table:table-cell>
          <table:table-cell/>
          <table:table-cell table:formula="of:=([.D102]-[.B102])/[.B102]" office:value-type="float" office:value="-0.186793575252826" calcext:value-type="float">
            <text:p>-0.19</text:p>
          </table:table-cell>
          <table:table-cell table:style-name="ce8" table:formula="of:=([.E102]-[.C102])/[.C102]" office:value-type="float" office:value="-0.104300643086817" calcext:value-type="float">
            <text:p>-0.10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31.73" calcext:value-type="float">
            <text:p>31.73</text:p>
          </table:table-cell>
          <table:table-cell table:style-name="ce3" office:value-type="float" office:value="44.2" calcext:value-type="float">
            <text:p>44.2</text:p>
          </table:table-cell>
          <table:table-cell table:style-name="ce6" office:value-type="float" office:value="26.93" calcext:value-type="float">
            <text:p>26.93</text:p>
          </table:table-cell>
          <table:table-cell table:style-name="ce6" office:value-type="float" office:value="39.67" calcext:value-type="float">
            <text:p>39.67</text:p>
          </table:table-cell>
          <table:table-cell/>
          <table:table-cell table:formula="of:=([.D103]-[.B103])/[.B103]" office:value-type="float" office:value="-0.151276394579263" calcext:value-type="float">
            <text:p>-0.15</text:p>
          </table:table-cell>
          <table:table-cell table:style-name="ce8" table:formula="of:=([.E103]-[.C103])/[.C103]" office:value-type="float" office:value="-0.102488687782805" calcext:value-type="float">
            <text:p>-0.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fig 8</text:p>
          </table:table-cell>
          <table:table-cell table:style-name="ce3" office:value-type="string" calcext:value-type="string">
            <text:p>val_mean</text:p>
          </table:table-cell>
          <table:table-cell table:style-name="ce3" office:value-type="string" calcext:value-type="string">
            <text:p>val_std</text:p>
          </table:table-cell>
          <table:table-cell table:style-name="ce5" office:value-type="string" calcext:value-type="string">
            <text:p>all_mean</text:p>
          </table:table-cell>
          <table:table-cell table:style-name="ce5" office:value-type="string" calcext:value-type="string">
            <text:p>all_std</text:p>
          </table:table-cell>
          <table:table-cell/>
          <table:table-cell table:style-name="ce7" office:value-type="string" calcext:value-type="string">
            <text:p>(a-v)/v – mean</text:p>
          </table:table-cell>
          <table:table-cell table:style-name="ce9" office:value-type="string" calcext:value-type="string">
            <text:p>(a-v)/v – std</text:p>
          </table:table-cell>
        </table:table-row>
        <table:table-row table:style-name="ro1">
          <table:table-cell table:style-name="ce2" office:value-type="string" calcext:value-type="string">
            <text:p>px1</text:p>
          </table:table-cell>
          <table:table-cell table:style-name="ce4" office:value-type="float" office:value="-17.65" calcext:value-type="float">
            <text:p>-17.65</text:p>
          </table:table-cell>
          <table:table-cell table:style-name="ce3" office:value-type="float" office:value="59.64" calcext:value-type="float">
            <text:p>59.64</text:p>
          </table:table-cell>
          <table:table-cell table:style-name="ce6" office:value-type="float" office:value="-15.3" calcext:value-type="float">
            <text:p>-15.3</text:p>
          </table:table-cell>
          <table:table-cell table:style-name="ce6" office:value-type="float" office:value="55.37" calcext:value-type="float">
            <text:p>55.37</text:p>
          </table:table-cell>
          <table:table-cell/>
          <table:table-cell table:formula="of:=([.D107]-[.B107])/[.B107]" office:value-type="float" office:value="-0.13314447592068" calcext:value-type="float">
            <text:p>-0.13</text:p>
          </table:table-cell>
          <table:table-cell table:style-name="ce8" table:formula="of:=([.E107]-[.C107])/[.C107]" office:value-type="float" office:value="-0.0715962441314554" calcext:value-type="float">
            <text:p>-0.07</text:p>
          </table:table-cell>
        </table:table-row>
        <table:table-row table:style-name="ro1">
          <table:table-cell table:style-name="ce2" office:value-type="string" calcext:value-type="string">
            <text:p>px2</text:p>
          </table:table-cell>
          <table:table-cell table:style-name="ce4" office:value-type="float" office:value="8.82" calcext:value-type="float">
            <text:p>8.82</text:p>
          </table:table-cell>
          <table:table-cell table:style-name="ce3" office:value-type="float" office:value="69.98" calcext:value-type="float">
            <text:p>69.98</text:p>
          </table:table-cell>
          <table:table-cell table:style-name="ce6" office:value-type="float" office:value="10.41" calcext:value-type="float">
            <text:p>10.41</text:p>
          </table:table-cell>
          <table:table-cell table:style-name="ce6" office:value-type="float" office:value="63.77" calcext:value-type="float">
            <text:p>63.77</text:p>
          </table:table-cell>
          <table:table-cell/>
          <table:table-cell table:formula="of:=([.D108]-[.B108])/[.B108]" office:value-type="float" office:value="0.180272108843537" calcext:value-type="float">
            <text:p>0.18</text:p>
          </table:table-cell>
          <table:table-cell table:style-name="ce8" table:formula="of:=([.E108]-[.C108])/[.C108]" office:value-type="float" office:value="-0.0887396398971135" calcext:value-type="float">
            <text:p>-0.09</text:p>
          </table:table-cell>
        </table:table-row>
        <table:table-row table:style-name="ro1">
          <table:table-cell table:style-name="ce2" office:value-type="string" calcext:value-type="string">
            <text:p>py1</text:p>
          </table:table-cell>
          <table:table-cell table:style-name="ce4" office:value-type="float" office:value="-0.9" calcext:value-type="float">
            <text:p>-0.9</text:p>
          </table:table-cell>
          <table:table-cell table:style-name="ce3" office:value-type="float" office:value="72.37" calcext:value-type="float">
            <text:p>72.37</text:p>
          </table:table-cell>
          <table:table-cell table:style-name="ce6" office:value-type="float" office:value="-3.06" calcext:value-type="float">
            <text:p>-3.06</text:p>
          </table:table-cell>
          <table:table-cell table:style-name="ce6" office:value-type="float" office:value="70.18" calcext:value-type="float">
            <text:p>70.18</text:p>
          </table:table-cell>
          <table:table-cell/>
          <table:table-cell table:formula="of:=([.D109]-[.B109])/[.B109]" office:value-type="float" office:value="2.4" calcext:value-type="float">
            <text:p>2.40</text:p>
          </table:table-cell>
          <table:table-cell table:style-name="ce8" table:formula="of:=([.E109]-[.C109])/[.C109]" office:value-type="float" office:value="-0.0302611579383722" calcext:value-type="float">
            <text:p>-0.03</text:p>
          </table:table-cell>
        </table:table-row>
        <table:table-row table:style-name="ro1">
          <table:table-cell table:style-name="ce2" office:value-type="string" calcext:value-type="string">
            <text:p>py2</text:p>
          </table:table-cell>
          <table:table-cell table:style-name="ce4" office:value-type="float" office:value="-0.14" calcext:value-type="float">
            <text:p>-0.14</text:p>
          </table:table-cell>
          <table:table-cell table:style-name="ce3" office:value-type="float" office:value="48.13" calcext:value-type="float">
            <text:p>48.13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41.99" calcext:value-type="float">
            <text:p>41.99</text:p>
          </table:table-cell>
          <table:table-cell/>
          <table:table-cell table:formula="of:=([.D110]-[.B110])/[.B110]" office:value-type="float" office:value="1.14285714285714" calcext:value-type="float">
            <text:p>1.14</text:p>
          </table:table-cell>
          <table:table-cell table:style-name="ce8" table:formula="of:=([.E110]-[.C110])/[.C110]" office:value-type="float" office:value="-0.127571161437773" calcext:value-type="float">
            <text:p>-0.13</text:p>
          </table:table-cell>
        </table:table-row>
        <table:table-row table:style-name="ro1">
          <table:table-cell table:style-name="ce2" office:value-type="string" calcext:value-type="string">
            <text:p>pz1</text:p>
          </table:table-cell>
          <table:table-cell table:style-name="ce4" office:value-type="float" office:value="8.82" calcext:value-type="float">
            <text:p>8.82</text:p>
          </table:table-cell>
          <table:table-cell table:style-name="ce3" office:value-type="float" office:value="69.98" calcext:value-type="float">
            <text:p>69.98</text:p>
          </table:table-cell>
          <table:table-cell table:style-name="ce6" office:value-type="float" office:value="10.41" calcext:value-type="float">
            <text:p>10.41</text:p>
          </table:table-cell>
          <table:table-cell table:style-name="ce6" office:value-type="float" office:value="63.77" calcext:value-type="float">
            <text:p>63.77</text:p>
          </table:table-cell>
          <table:table-cell/>
          <table:table-cell table:formula="of:=([.D111]-[.B111])/[.B111]" office:value-type="float" office:value="0.180272108843537" calcext:value-type="float">
            <text:p>0.18</text:p>
          </table:table-cell>
          <table:table-cell table:style-name="ce8" table:formula="of:=([.E111]-[.C111])/[.C111]" office:value-type="float" office:value="-0.0887396398971135" calcext:value-type="float">
            <text:p>-0.09</text:p>
          </table:table-cell>
        </table:table-row>
        <table:table-row table:style-name="ro1">
          <table:table-cell table:style-name="ce2" office:value-type="string" calcext:value-type="string">
            <text:p>pz2</text:p>
          </table:table-cell>
          <table:table-cell table:style-name="ce4" office:value-type="float" office:value="-0.51" calcext:value-type="float">
            <text:p>-0.51</text:p>
          </table:table-cell>
          <table:table-cell table:style-name="ce3" office:value-type="float" office:value="42.92" calcext:value-type="float">
            <text:p>42.92</text:p>
          </table:table-cell>
          <table:table-cell table:style-name="ce6" office:value-type="float" office:value="-0.56" calcext:value-type="float">
            <text:p>-0.56</text:p>
          </table:table-cell>
          <table:table-cell table:style-name="ce6" office:value-type="float" office:value="38.03" calcext:value-type="float">
            <text:p>38.03</text:p>
          </table:table-cell>
          <table:table-cell/>
          <table:table-cell table:formula="of:=([.D112]-[.B112])/[.B112]" office:value-type="float" office:value="0.0980392156862746" calcext:value-type="float">
            <text:p>0.10</text:p>
          </table:table-cell>
          <table:table-cell table:style-name="ce8" table:formula="of:=([.E112]-[.C112])/[.C112]" office:value-type="float" office:value="-0.113932898415657" calcext:value-type="float">
            <text:p>-0.11</text:p>
          </table:table-cell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68" calcext:value-type="float">
            <text:p>0.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6" calcext:value-type="float">
            <text:p>0.66</text:p>
          </table:table-cell>
          <table:table-cell/>
          <table:table-cell table:formula="of:=([.D113]-[.B113])/[.B113]" office:value-type="float" office:value="-1" calcext:value-type="float">
            <text:p>-1.00</text:p>
          </table:table-cell>
          <table:table-cell table:style-name="ce8" table:formula="of:=([.E113]-[.C113])/[.C113]" office:value-type="float" office:value="-0.0294117647058824" calcext:value-type="float">
            <text:p>-0.03</text:p>
          </table:table-cell>
        </table:table-row>
        <table:table-row table:style-name="ro1">
          <table:table-cell table:style-name="ce2" office:value-type="string" calcext:value-type="string">
            <text:p>phi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5" calcext:value-type="float">
            <text:p>0.95</text:p>
          </table:table-cell>
          <table:table-cell table:style-name="ce6" office:value-type="float" office:value="0.21" calcext:value-type="float">
            <text:p>0.21</text:p>
          </table:table-cell>
          <table:table-cell table:style-name="ce6" office:value-type="float" office:value="1.08" calcext:value-type="float">
            <text:p>1.08</text:p>
          </table:table-cell>
          <table:table-cell/>
          <table:table-cell table:formula="of:=([.D114]-[.B114])/[.B114]" office:value-type="float" office:value="0.3125" calcext:value-type="float">
            <text:p>0.31</text:p>
          </table:table-cell>
          <table:table-cell table:style-name="ce8" table:formula="of:=([.E114]-[.C114])/[.C114]" office:value-type="float" office:value="0.136842105263158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eta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9" calcext:value-type="float">
            <text:p>0.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" calcext:value-type="float">
            <text:p>0.9</text:p>
          </table:table-cell>
          <table:table-cell/>
          <table:table-cell table:formula="of:=([.D115]-[.B115])/[.B115]" office:value-type="float" office:value="-1" calcext:value-type="float">
            <text:p>-1.00</text:p>
          </table:table-cell>
          <table:table-cell table:style-name="ce8" table:formula="of:=([.E115]-[.C115])/[.C115]" office:value-type="float" office:value="0.0112359550561798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eta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" calcext:value-type="float">
            <text:p>0.9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1" calcext:value-type="float">
            <text:p>0.91</text:p>
          </table:table-cell>
          <table:table-cell/>
          <table:table-cell table:formula="of:=([.D116]-[.B116])/[.B116]" office:value-type="float" office:value="0" calcext:value-type="float">
            <text:p>0.00</text:p>
          </table:table-cell>
          <table:table-cell table:style-name="ce8" table:formula="of:=([.E116]-[.C116])/[.C116]" office:value-type="float" office:value="0.0111111111111111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-58.37" calcext:value-type="float">
            <text:p>-58.37</text:p>
          </table:table-cell>
          <table:table-cell table:style-name="ce3" office:value-type="float" office:value="74.29" calcext:value-type="float">
            <text:p>74.29</text:p>
          </table:table-cell>
          <table:table-cell table:style-name="ce6" office:value-type="float" office:value="-59.29" calcext:value-type="float">
            <text:p>-59.29</text:p>
          </table:table-cell>
          <table:table-cell table:style-name="ce6" office:value-type="float" office:value="66.95" calcext:value-type="float">
            <text:p>66.95</text:p>
          </table:table-cell>
          <table:table-cell/>
          <table:table-cell table:formula="of:=([.D117]-[.B117])/[.B117]" office:value-type="float" office:value="0.0157615213294501" calcext:value-type="float">
            <text:p>0.02</text:p>
          </table:table-cell>
          <table:table-cell table:style-name="ce8" table:formula="of:=([.E117]-[.C117])/[.C117]" office:value-type="float" office:value="-0.0988019921927581" calcext:value-type="float">
            <text:p>-0.10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-55.66" calcext:value-type="float">
            <text:p>-55.66</text:p>
          </table:table-cell>
          <table:table-cell table:style-name="ce3" office:value-type="float" office:value="66.76" calcext:value-type="float">
            <text:p>66.76</text:p>
          </table:table-cell>
          <table:table-cell table:style-name="ce6" office:value-type="float" office:value="-52.71" calcext:value-type="float">
            <text:p>-52.71</text:p>
          </table:table-cell>
          <table:table-cell table:style-name="ce6" office:value-type="float" office:value="60.18" calcext:value-type="float">
            <text:p>60.18</text:p>
          </table:table-cell>
          <table:table-cell/>
          <table:table-cell table:formula="of:=([.D118]-[.B118])/[.B118]" office:value-type="float" office:value="-0.0530003593244699" calcext:value-type="float">
            <text:p>-0.05</text:p>
          </table:table-cell>
          <table:table-cell table:style-name="ce8" table:formula="of:=([.E118]-[.C118])/[.C118]" office:value-type="float" office:value="-0.0985620131815459" calcext:value-type="float">
            <text:p>-0.10</text:p>
          </table:table-cell>
        </table:table-row>
        <table:table-row table:style-name="ro1" table:number-rows-repeated="10484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5:23:48.669504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6:19:28.619686437</meta:creation-date>
    <dc:date>2020-12-09T15:52:24.809816410</dc:date>
    <meta:editing-duration>PT10M14S</meta:editing-duration>
    <meta:editing-cycles>3</meta:editing-cycles>
    <meta:generator>LibreOffice/7.0.1.2$Linux_X86_64 LibreOffice_project/00$Build-2</meta:generator>
    <meta:document-statistic meta:table-count="1" meta:cell-count="728" meta:object-count="0"/>
  </office:meta>
</office:document-meta>
</file>